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fo:font-weight="bold" officeooo:paragraph-rsid="00034792" style:font-weight-asian="bold" style:font-weight-complex="bold"/>
    </style:style>
    <style:style style:name="P2" style:family="paragraph" style:parent-style-name="Text_20_body">
      <style:text-properties officeooo:rsid="002cd7f9" officeooo:paragraph-rsid="00034792"/>
    </style:style>
    <style:style style:name="P3" style:family="paragraph" style:parent-style-name="Text_20_body">
      <style:text-properties officeooo:paragraph-rsid="00034792"/>
    </style:style>
    <style:style style:name="P4" style:family="paragraph" style:parent-style-name="Titre_20_1">
      <style:paragraph-properties fo:text-align="center" style:justify-single-word="false"/>
      <style:text-properties officeooo:rsid="002cd7f9" officeooo:paragraph-rsid="00034792"/>
    </style:style>
    <style:style style:name="T1" style:family="text">
      <style:text-properties officeooo:rsid="002cd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érequis installation serveur</text:h>
      <text:p text:style-name="P3"/>
      <text:p text:style-name="P1"><text:bookmark-start text:name="__DdeLink__5980_2988752817"/><text:bookmark-start text:name="__DdeLink__5983_2988752817"/>Python ≥ 3.7</text:p>
      <text:p text:style-name="P1">sudo apt install python3-pip</text:p>
      <text:p text:style-name="P1">sudo pip3 install flask</text:p>
      <text:p text:style-name="P1">sudo pip3 install flask-jwt-extended</text:p>
      <text:p text:style-name="P1">sudo pip3 install flask-restful</text:p>
      <text:p text:style-name="P1">sudo pip3 install flask-mail</text:p>
      <text:p text:style-name="P1"><text:bookmark-start text:name="__DdeLink__5977_2988752817"/>sudo pip3 install requests (en théorie inutile car apporté pas <text:s/><text:span text:style-name="T1">un des précédents </text:span>mais indiqué p<text:span text:style-name="T1">ar sécurité</text:span>)</text:p>
      <text:p text:style-name="P1">sudo pip3 install waitress</text:p>
      <text:p text:style-name="P1"><text:bookmark-end text:name="__DdeLink__5977_2988752817"/>sudo apt-get install python3-tk (inutile pour le serveur mais peut servir à tester)</text:p>
      <text:p text:style-name="P1">sudo apt install build-essential (pour la compilation du solveur en langage C)<text:bookmark-end text:name="__DdeLink__5980_2988752817"/><text:bookmark-end text:name="__DdeLink__5983_2988752817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15:43:17.757603767</meta:creation-date>
    <dc:date>2020-11-08T15:44:03.414603441</dc:date>
    <meta:editing-duration>PT46S</meta:editing-duration>
    <meta:editing-cycles>1</meta:editing-cycles>
    <meta:document-statistic meta:table-count="0" meta:image-count="0" meta:object-count="0" meta:page-count="1" meta:paragraph-count="11" meta:word-count="72" meta:character-count="483" meta:non-whitespace-character-count="421"/>
    <meta:generator>LibreOffice/7.0.3.1$Linux_X86_64 LibreOffice_project/00$Build-1</meta:generator>
  </office:meta>
</office:document-meta>
</file>